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impleCommandLinePropertySourceTests.withNoArg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impleCommandLinePropertySourceTests.withOptionalArg_andArgIsEmpt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impleCommandLinePropertySourceTests.withDefaultNam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impleCommandLinePropertySourceTests.withDefaultNonOptionArgsNameAndNonOptionArgsPresen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impleCommandLinePropertySourceTests.withCustomNonOptionArgsNameAndNoNonOptionArgsPresen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impleCommandLinePropertySourceTests.withDefaultNonOptionArgsNameAndNoNonOptionArgsPresen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impleCommandLinePropertySourceTests.covertNonOptionArgsToStringArrayAndLis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SimpleCommandLinePropertySourceTests.withOptionArgsOnl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impleCommandLinePropertySourceTests.withCustomNam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